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310000006C617D372BF560F942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23.945cm" fo:margin-left="0cm" table:align="left" style:writing-mode="lr-tb"/>
    </style:style>
    <style:style style:name="Table5.A" style:family="table-column">
      <style:table-column-properties style:column-width="1.429cm"/>
    </style:style>
    <style:style style:name="Table5.I" style:family="table-column">
      <style:table-column-properties style:column-width="12.515cm"/>
    </style:style>
    <style:style style:name="Table5.1" style:family="table-row">
      <style:table-row-properties style:min-row-height="0.794cm"/>
    </style:style>
    <style:style style:name="Table5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" style:family="table">
      <style:table-properties style:width="23.945cm" fo:margin-left="0cm" table:align="left" style:writing-mode="lr-tb"/>
    </style:style>
    <style:style style:name="Table2.A" style:family="table-column">
      <style:table-column-properties style:column-width="1.429cm"/>
    </style:style>
    <style:style style:name="Table2.I" style:family="table-column">
      <style:table-column-properties style:column-width="12.515cm"/>
    </style:style>
    <style:style style:name="Table2.1" style:family="table-row">
      <style:table-row-properties style:min-row-height="0.794cm" fo:keep-together="always"/>
    </style:style>
    <style:style style:name="Table2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4" style:family="table-row">
      <style:table-row-properties fo:keep-together="always"/>
    </style:style>
    <style:style style:name="Table2.A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2.15" style:family="table-row">
      <style:table-row-properties fo:keep-together="always"/>
    </style:style>
    <style:style style:name="Table2.A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B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C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D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E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F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G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H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2.I1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" style:family="table">
      <style:table-properties style:width="23.945cm" fo:margin-left="0cm" table:align="left" style:writing-mode="lr-tb"/>
    </style:style>
    <style:style style:name="Table4.A" style:family="table-column">
      <style:table-column-properties style:column-width="1.429cm"/>
    </style:style>
    <style:style style:name="Table4.I" style:family="table-column">
      <style:table-column-properties style:column-width="12.515cm"/>
    </style:style>
    <style:style style:name="Table4.1" style:family="table-row">
      <style:table-row-properties style:min-row-height="0.794cm" fo:keep-together="always"/>
    </style:style>
    <style:style style:name="Table4.A1" style:family="table-cell">
      <style:table-cell-properties style:vertical-align="" fo:background-color="#cccccc" style:border-line-width-left="0.03cm 0.03cm 0.03cm" style:border-line-width-top="0.03cm 0.03cm 0.03cm" style:border-line-width-bottom="0.03cm 0.03cm 0.03cm" fo:padding="0.097cm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3cm 0.03cm 0.03cm" fo:padding="0.097cm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3cm 0.03cm 0.03cm" style:border-line-width-bottom="0.03cm 0.03cm 0.03cm" fo:padding="0.097cm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5" style:family="table-row">
      <style:table-row-properties fo:keep-together="always"/>
    </style:style>
    <style:style style:name="Table4.A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5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5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6" style:family="table-row">
      <style:table-row-properties style:min-row-height="0.189cm" fo:keep-together="always"/>
    </style:style>
    <style:style style:name="Table4.A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6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6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7" style:family="table-row">
      <style:table-row-properties fo:keep-together="always"/>
    </style:style>
    <style:style style:name="Table4.A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7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7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8" style:family="table-row">
      <style:table-row-properties fo:keep-together="always"/>
    </style:style>
    <style:style style:name="Table4.A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8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8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19" style:family="table-row">
      <style:table-row-properties fo:keep-together="always"/>
    </style:style>
    <style:style style:name="Table4.A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19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19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20" style:family="table-row">
      <style:table-row-properties fo:keep-together="always"/>
    </style:style>
    <style:style style:name="Table4.A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20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20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Table4.21" style:family="table-row">
      <style:table-row-properties fo:keep-together="always"/>
    </style:style>
    <style:style style:name="Table4.A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B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C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D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E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F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G21" style:family="table-cell">
      <style:table-cell-properties style:border-line-width-left="0.03cm 0.03cm 0.03cm" style:border-line-width-bottom="0.03cm 0.03cm 0.03cm" fo:padding="0.097cm" fo:border-left="2.55pt double #808080" fo:border-right="none" fo:border-top="none" fo:border-bottom="2.55pt double #808080"/>
    </style:style>
    <style:style style:name="Table4.I21" style:family="table-cell">
      <style:table-cell-properties style:border-line-width-left="0.03cm 0.03cm 0.03cm" style:border-line-width-right="0.03cm 0.03cm 0.03cm" style:border-line-width-bottom="0.03cm 0.03cm 0.03cm" fo:padding="0.097cm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fo:text-align="end" style:justify-single-word="fals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P9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P10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  <style:text-properties officeooo:paragraph-rsid="005e9c0d"/>
    </style:style>
    <style:style style:name="P11" style:family="paragraph" style:parent-style-name="Text_20_body">
      <style:paragraph-properties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5e9c0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5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16" style:family="paragraph" style:parent-style-name="Table_20_Contents">
      <style:text-properties officeooo:rsid="003dc3a6" officeooo:paragraph-rsid="003dc3a6"/>
    </style:style>
    <style:style style:name="P17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18" style:family="paragraph" style:parent-style-name="Table_20_Contents">
      <style:text-properties officeooo:rsid="003e6aee" officeooo:paragraph-rsid="003e6aee"/>
    </style:style>
    <style:style style:name="P19" style:family="paragraph" style:parent-style-name="Table_20_Contents">
      <style:text-properties officeooo:rsid="003ead6c" officeooo:paragraph-rsid="003ead6c"/>
    </style:style>
    <style:style style:name="P20" style:family="paragraph" style:parent-style-name="Table_20_Contents">
      <style:paragraph-properties fo:text-align="center" style:justify-single-word="false"/>
      <style:text-properties officeooo:rsid="003ead6c" officeooo:paragraph-rsid="003ead6c"/>
    </style:style>
    <style:style style:name="P21" style:family="paragraph" style:parent-style-name="Table_20_Contents">
      <style:text-properties officeooo:rsid="00403451" officeooo:paragraph-rsid="00403451"/>
    </style:style>
    <style:style style:name="P22" style:family="paragraph" style:parent-style-name="Table_20_Contents">
      <style:paragraph-properties fo:text-align="center" style:justify-single-word="false"/>
      <style:text-properties officeooo:rsid="0050621a" officeooo:paragraph-rsid="0050621a"/>
    </style:style>
    <style:style style:name="P23" style:family="paragraph" style:parent-style-name="Table_20_Contents">
      <style:text-properties officeooo:rsid="0050621a" officeooo:paragraph-rsid="0050621a"/>
    </style:style>
    <style:style style:name="P24" style:family="paragraph" style:parent-style-name="Table_20_Contents">
      <style:text-properties officeooo:rsid="005b62eb" officeooo:paragraph-rsid="005b62eb"/>
    </style:style>
    <style:style style:name="P25" style:family="paragraph" style:parent-style-name="Table_20_Contents">
      <style:paragraph-properties fo:text-align="center" style:justify-single-word="false"/>
      <style:text-properties officeooo:rsid="004e3788" officeooo:paragraph-rsid="004e3788"/>
    </style:style>
    <style:style style:name="P26" style:family="paragraph" style:parent-style-name="Table_20_Contents">
      <style:paragraph-properties fo:text-align="center" style:justify-single-word="false"/>
      <style:text-properties officeooo:rsid="005d40b6" officeooo:paragraph-rsid="005d40b6"/>
    </style:style>
    <style:style style:name="P27" style:family="paragraph" style:parent-style-name="List_20_Contents">
      <style:paragraph-properties fo:margin-left="0cm" fo:margin-right="0cm" fo:text-indent="0cm" style:auto-text-indent="false"/>
      <style:text-properties fo:font-size="12pt" fo:language="en" fo:country="US" style:font-size-asian="12pt" style:font-size-complex="12pt"/>
    </style:style>
    <style:style style:name="P28" style:family="paragraph" style:parent-style-name="Standard">
      <style:text-properties officeooo:paragraph-rsid="001c2594"/>
    </style:style>
    <style:style style:name="P29" style:family="paragraph" style:parent-style-name="Standard">
      <style:text-properties officeooo:rsid="002453de" officeooo:paragraph-rsid="002453de"/>
    </style:style>
    <style:style style:name="P30" style:family="paragraph" style:parent-style-name="Standard">
      <style:text-properties officeooo:rsid="002a022a" officeooo:paragraph-rsid="002a022a"/>
    </style:style>
    <style:style style:name="P31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32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line-height="100%" fo:text-align="center" style:justify-single-word="false"/>
      <style:text-properties officeooo:rsid="004a2a44" officeooo:paragraph-rsid="004a2a44"/>
    </style:style>
    <style:style style:name="P35" style:family="paragraph" style:parent-style-name="Standard">
      <style:text-properties officeooo:rsid="004a2a44" officeooo:paragraph-rsid="004a2a44"/>
    </style:style>
    <style:style style:name="P36" style:family="paragraph" style:parent-style-name="Standard">
      <style:paragraph-properties fo:text-align="center" style:justify-single-word="false"/>
      <style:text-properties officeooo:rsid="004a2a44" officeooo:paragraph-rsid="004a2a44"/>
    </style:style>
    <style:style style:name="P37" style:family="paragraph" style:parent-style-name="Standard">
      <style:paragraph-properties fo:text-align="center" style:justify-single-word="false"/>
      <style:text-properties officeooo:rsid="005d061c" officeooo:paragraph-rsid="005d061c"/>
    </style:style>
    <style:style style:name="P38" style:family="paragraph" style:parent-style-name="Standard">
      <style:text-properties officeooo:rsid="004e990d" officeooo:paragraph-rsid="004e990d"/>
    </style:style>
    <style:style style:name="P39" style:family="paragraph" style:parent-style-name="Standard">
      <style:text-properties officeooo:rsid="004e990d" officeooo:paragraph-rsid="005910da"/>
    </style:style>
    <style:style style:name="P40" style:family="paragraph" style:parent-style-name="Standard">
      <style:text-properties officeooo:rsid="004e990d" officeooo:paragraph-rsid="00534907"/>
    </style:style>
    <style:style style:name="P4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3" style:family="paragraph" style:parent-style-name="Footnote">
      <style:text-properties officeooo:rsid="005622db" officeooo:paragraph-rsid="0057d992"/>
    </style:style>
    <style:style style:name="P4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officeooo:rsid="002a022a" officeooo:paragraph-rsid="002a022a"/>
    </style:style>
    <style:style style:name="P47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48" style:family="paragraph" style:parent-style-name="Heading_20_1" style:master-page-name="First_20_Page">
      <style:paragraph-properties style:page-number="auto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2" style:list-style-name="">
      <style:paragraph-properties fo:orphans="2" fo:widows="2"/>
    </style:style>
    <style:style style:name="P51" style:family="paragraph" style:parent-style-name="Heading_20_2">
      <style:paragraph-properties fo:break-before="page"/>
    </style:style>
    <style:style style:name="P52" style:family="paragraph" style:parent-style-name="Standard" style:list-style-name="L1"/>
    <style:style style:name="P53" style:family="paragraph" style:parent-style-name="Standard" style:list-style-name="L1">
      <style:text-properties style:font-name="Times New Roman1" officeooo:rsid="0061da82" officeooo:paragraph-rsid="00524856"/>
    </style:style>
    <style:style style:name="P54" style:family="paragraph" style:parent-style-name="Standard" style:list-style-name="L1">
      <style:text-properties style:font-name="Times New Roman1"/>
    </style:style>
    <style:style style:name="P55" style:family="paragraph" style:parent-style-name="Standard" style:master-page-name="StdPortrait">
      <style:paragraph-properties style:page-number="auto"/>
    </style:style>
    <style:style style:name="P5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5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16888d" style:font-size-asian="8pt" style:font-size-complex="8pt"/>
    </style:style>
    <style:style style:name="T3" style:family="text">
      <style:text-properties fo:font-size="8pt" officeooo:rsid="0032d21d" style:font-size-asian="8pt" style:font-size-complex="8pt"/>
    </style:style>
    <style:style style:name="T4" style:family="text">
      <style:text-properties fo:font-size="8pt" officeooo:rsid="002f173a" style:font-size-asian="8pt" style:font-size-complex="8pt"/>
    </style:style>
    <style:style style:name="T5" style:family="text">
      <style:text-properties style:use-window-font-color="true" loext:opacity="0%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3a0848"/>
    </style:style>
    <style:style style:name="T7" style:family="text">
      <style:text-properties officeooo:rsid="003e6aee"/>
    </style:style>
    <style:style style:name="T8" style:family="text">
      <style:text-properties fo:color="#000000" loext:opacity="100%" fo:font-size="12pt" style:font-name-asian="TimesNewRomanPSMT" style:font-size-asian="12pt" style:font-name-complex="TimesNewRomanPSMT" style:font-size-complex="12pt"/>
    </style:style>
    <style:style style:name="T9" style:family="text">
      <style:text-properties officeooo:rsid="002c7ff0"/>
    </style:style>
    <style:style style:name="T10" style:family="text">
      <style:text-properties officeooo:rsid="00218c75"/>
    </style:style>
    <style:style style:name="T11" style:family="text">
      <style:text-properties officeooo:rsid="002268db"/>
    </style:style>
    <style:style style:name="T12" style:family="text">
      <style:text-properties officeooo:rsid="002453de"/>
    </style:style>
    <style:style style:name="T13" style:family="text">
      <style:text-properties officeooo:rsid="0025e5ae"/>
    </style:style>
    <style:style style:name="T14" style:family="text">
      <style:text-properties officeooo:rsid="002a022a"/>
    </style:style>
    <style:style style:name="T15" style:family="text">
      <style:text-properties officeooo:rsid="002be2f4"/>
    </style:style>
    <style:style style:name="T16" style:family="text">
      <style:text-properties officeooo:rsid="0031a059"/>
    </style:style>
    <style:style style:name="T17" style:family="text">
      <style:text-properties officeooo:rsid="0034e515"/>
    </style:style>
    <style:style style:name="T18" style:family="text">
      <style:text-properties officeooo:rsid="003971c4"/>
    </style:style>
    <style:style style:name="T19" style:family="text">
      <style:text-properties officeooo:rsid="0061e852"/>
    </style:style>
    <style:style style:name="T20" style:family="text">
      <style:text-properties officeooo:rsid="005b62eb"/>
    </style:style>
    <style:style style:name="T21" style:family="text">
      <style:text-properties officeooo:rsid="004e990d"/>
    </style:style>
    <style:style style:name="T22" style:family="text">
      <style:text-properties officeooo:rsid="0057d992"/>
    </style:style>
    <style:style style:name="T23" style:family="text">
      <style:text-properties officeooo:rsid="005a8e36"/>
    </style:style>
    <style:style style:name="T24" style:family="text">
      <style:text-properties officeooo:rsid="0055e2ab"/>
    </style:style>
    <style:style style:name="T25" style:family="text">
      <style:text-properties officeooo:rsid="004f3845"/>
    </style:style>
    <style:style style:name="T26" style:family="text">
      <style:text-properties style:text-position="super 58%"/>
    </style:style>
    <style:style style:name="T27" style:family="text">
      <style:text-properties officeooo:rsid="00535da4"/>
    </style:style>
    <style:style style:name="T28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8" text:outline-level="1"><text:bookmark-start text:name="__RefHeading___Toc14962_1060902120"/>Introduction (Informative)<text:bookmark-end text:name="__RefHeading___Toc14962_1060902120"/></text:h>
      <text:p text:style-name="Standard">This <text:span text:style-name="T13">s</text:span><text:span text:style-name="T5">tandard</text:span> describes the format and allocation of OpenLCB <text:span text:style-name="T10">E</text:span>vent <text:span text:style-name="T10">I</text:span>dentifiers (<text:span text:style-name="T10">E</text:span>vent IDs). It is not specific to any wire protocol.</text:p>
      <text:h text:style-name="P46" text:outline-level="1"><text:bookmark-start text:name="__RefHeading___Toc14964_1060902120"/>Intended use (Informative)<text:bookmark-end text:name="__RefHeading___Toc14964_1060902120"/></text:h>
      <text:p text:style-name="P30">This standard defines the fo<text:span text:style-name="T15">r</text:span>mat and allocation of Event Identifiers. <text:s/>Event Identifiers are typically used with the Event Transport protocol <text:span text:style-name="T15">and are globally unique.</text:span></text:p>
      <text:h text:style-name="Heading_20_1" text:outline-level="1"><text:bookmark-start text:name="__RefHeading___Toc14966_1060902120"/>References and Context <text:span text:style-name="T14">(Normative</text:span>)<text:bookmark-end text:name="__RefHeading___Toc14966_1060902120"/></text:h>
      <text:p text:style-name="Standard">This S<text:span text:style-name="T5">tandard</text:span> is in the context of the following OpenLCB Standards:</text:p>
      <text:list xml:id="list2555308398" text:style-name="L1">
        <text:list-item>
          <text:p text:style-name="P53">The CAN Physical <text:span text:style-name="T19">Layer </text:span>Standard, which <text:span text:style-name="T19">specifies the physical layer for transporting OpenLCB-CAN frames</text:span></text:p>
        </text:list-item>
        <text:list-item>
          <text:p text:style-name="P54">The Message Network Standard, which <text:span text:style-name="T8">defines the basic messages and how they interact. Higher-level protocols are based on this message network, but are defined elsewhere.</text:span></text:p>
        </text:list-item>
        <text:list-item>
          <text:p text:style-name="P52">The Event Transport Standard, which defines the protocol for transporting events.</text:p>
        </text:list-item>
        <text:list-item>
          <text:p text:style-name="P52">The Unique Identifiers Standard w<text:span text:style-name="T16">hi</text:span>ch defines the format and allocation of unique 48-bit identifiers.</text:p>
        </text:list-item>
      </text:list>
      <text:h text:style-name="Heading_20_1" text:outline-level="1"><text:bookmark-start text:name="__RefHeading___Toc14968_1060902120"/>Format <text:span text:style-name="T17">(Normative)</text:span><text:bookmark-end text:name="__RefHeading___Toc14968_1060902120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28">The order of bytes in an OpenLCB <text:span text:style-name="T11">E</text:span>vent I<text:span text:style-name="T11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9">Within the tables below, byte 1 is considered the most-significant byte, while byte 8 is considered the least significant byte.</text:span></text:p>
      <text:h text:style-name="P47" text:outline-level="1"/>
      <text:h text:style-name="P49" text:outline-level="1"><text:bookmark-start text:name="__RefHeading___Toc14970_1060902120"/>Allocation <text:span text:style-name="T17">(Normative)</text:span><text:bookmark-end text:name="__RefHeading___Toc14970_1060902120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2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2">Suffix</text:p>
          </table:table-cell>
          <table:covered-table-cell/>
          <table:table-cell table:style-name="Table5.I1" table:number-rows-spanned="2" office:value-type="string">
            <text:p text:style-name="P12">Description</text:p>
          </table:table-cell>
        </table:table-row>
        <table:table-row table:style-name="Table5.1">
          <table:table-cell table:style-name="Table5.A2" office:value-type="string">
            <text:p text:style-name="P12">Byte 1</text:p>
          </table:table-cell>
          <table:table-cell table:style-name="Table5.A2" office:value-type="string">
            <text:p text:style-name="P12">Byte 2</text:p>
          </table:table-cell>
          <table:table-cell table:style-name="Table5.A2" office:value-type="string">
            <text:p text:style-name="P12">Byte 3</text:p>
          </table:table-cell>
          <table:table-cell table:style-name="Table5.A2" office:value-type="string">
            <text:p text:style-name="P12">Byte 4</text:p>
          </table:table-cell>
          <table:table-cell table:style-name="Table5.A2" office:value-type="string">
            <text:p text:style-name="P12">Byte 5</text:p>
          </table:table-cell>
          <table:table-cell table:style-name="Table5.A2" office:value-type="string">
            <text:p text:style-name="P12">Byte 6</text:p>
          </table:table-cell>
          <table:table-cell table:style-name="Table5.A2" office:value-type="string">
            <text:p text:style-name="P12">Byte 7</text:p>
          </table:table-cell>
          <table:table-cell table:style-name="Table5.A2" office:value-type="string">
            <text:p text:style-name="P12">Byte 8</text:p>
          </table:table-cell>
          <table:covered-table-cell/>
        </table:table-row>
        <table:table-row table:style-name="TableLine140721084196640">
          <table:table-cell table:style-name="Table5.A3" table:number-columns-spanned="6" office:value-type="string">
            <text:p text:style-name="P13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3">*</text:p>
          </table:table-cell>
          <table:table-cell table:style-name="Table5.H3" office:value-type="string">
            <text:p text:style-name="P13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51" text:outline-level="2"><text:bookmark-start text:name="__RefHeading___Toc14972_1060902120"/>Well-Known Automatically-Routed<text:bookmark-end text:name="__RefHeading___Toc14972_1060902120"/></text:h>
      <text:p text:style-name="P29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2">Suffix</text:p>
            </table:table-cell>
            <table:covered-table-cell/>
            <table:table-cell table:style-name="Table2.I1" table:number-rows-spanned="2" office:value-type="string">
              <text:p text:style-name="P12">Description</text:p>
            </table:table-cell>
          </table:table-row>
          <table:table-row table:style-name="Table2.1">
            <table:table-cell table:style-name="Table2.A2" office:value-type="string">
              <text:p text:style-name="P12">Byte 1</text:p>
            </table:table-cell>
            <table:table-cell table:style-name="Table2.A2" office:value-type="string">
              <text:p text:style-name="P12">Byte 2</text:p>
            </table:table-cell>
            <table:table-cell table:style-name="Table2.A2" office:value-type="string">
              <text:p text:style-name="P12">Byte 3</text:p>
            </table:table-cell>
            <table:table-cell table:style-name="Table2.A2" office:value-type="string">
              <text:p text:style-name="P12">Byte 4</text:p>
            </table:table-cell>
            <table:table-cell table:style-name="Table2.A2" office:value-type="string">
              <text:p text:style-name="P12">Byte 5</text:p>
            </table:table-cell>
            <table:table-cell table:style-name="Table2.A2" office:value-type="string">
              <text:p text:style-name="P12">Byte 6</text:p>
            </table:table-cell>
            <table:table-cell table:style-name="Table2.A2" office:value-type="string">
              <text:p text:style-name="P12">Byte 7</text:p>
            </table:table-cell>
            <table:table-cell table:style-name="Table2.A2" office:value-type="string">
              <text:p text:style-name="P12">Byte 8</text:p>
            </table:table-cell>
            <table:covered-table-cell/>
          </table:table-row>
          <table:table-row table:style-name="Table2.3">
            <table:table-cell table:style-name="Table2.A15" table:number-rows-spanned="13" office:value-type="string">
              <text:p text:style-name="P13">01</text:p>
            </table:table-cell>
            <table:table-cell table:style-name="Table2.B15" table:number-rows-spanned="13" office:value-type="string">
              <text:p text:style-name="P13">00</text:p>
            </table:table-cell>
            <table:table-cell table:style-name="Table2.H14" office:value-type="string">
              <text:p text:style-name="P13">*</text:p>
            </table:table-cell>
            <table:table-cell table:style-name="Table2.H14" office:value-type="string">
              <text:p text:style-name="P13">*</text:p>
            </table:table-cell>
            <table:table-cell table:style-name="Table2.H14" office:value-type="string">
              <text:p text:style-name="P13">*</text:p>
            </table:table-cell>
            <table:table-cell table:style-name="Table2.H14" office:value-type="string">
              <text:p text:style-name="P13">*</text:p>
            </table:table-cell>
            <table:table-cell table:style-name="Table2.H14" office:value-type="string">
              <text:p text:style-name="P13">*</text:p>
            </table:table-cell>
            <table:table-cell table:style-name="Table2.H14" office:value-type="string">
              <text:p text:style-name="P13">*</text:p>
            </table:table-cell>
            <table:table-cell table:style-name="Table2.I14" office:value-type="string">
              <text:p text:style-name="P21">Well-Known Automatically-Routed Event Identifiers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F15" table:number-rows-spanned="12" office:value-type="string">
            <text:p text:style-name="P13">00</text:p>
          </table:table-cell>
          <table:table-cell table:style-name="Table2.F15" table:number-rows-spanned="12" office:value-type="string">
            <text:p text:style-name="P13">00</text:p>
          </table:table-cell>
          <table:table-cell table:style-name="Table2.F15" table:number-rows-spanned="12" office:value-type="string">
            <text:p text:style-name="P13">00</text:p>
          </table:table-cell>
          <table:table-cell table:style-name="Table2.F15" table:number-rows-spanned="12" office:value-type="string">
            <text:p text:style-name="P13">00</text:p>
          </table:table-cell>
          <table:table-cell table:style-name="Table2.H14" office:value-type="string">
            <text:p text:style-name="P13">FF</text:p>
          </table:table-cell>
          <table:table-cell table:style-name="Table2.H14" office:value-type="string">
            <text:p text:style-name="P13">FF</text:p>
          </table:table-cell>
          <table:table-cell table:style-name="Table2.I14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F</text:p>
          </table:table-cell>
          <table:table-cell table:style-name="Table2.H14" office:value-type="string">
            <text:p text:style-name="P13">FE</text:p>
          </table:table-cell>
          <table:table-cell table:style-name="Table2.I14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F</text:p>
          </table:table-cell>
          <table:table-cell table:style-name="Table2.H14" office:value-type="string">
            <text:p text:style-name="P13">FD</text:p>
          </table:table-cell>
          <table:table-cell table:style-name="Table2.I14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F</text:p>
          </table:table-cell>
          <table:table-cell table:style-name="Table2.H14" office:value-type="string">
            <text:p text:style-name="P13">FC</text:p>
          </table:table-cell>
          <table:table-cell table:style-name="Table2.I14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F</text:p>
          </table:table-cell>
          <table:table-cell table:style-name="Table2.H14" office:value-type="string">
            <text:p text:style-name="P13">F8</text:p>
          </table:table-cell>
          <table:table-cell table:style-name="Table2.I14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2">FF</text:p>
          </table:table-cell>
          <table:table-cell table:style-name="Table2.H14" office:value-type="string">
            <text:p text:style-name="P22">F1</text:p>
          </table:table-cell>
          <table:table-cell table:style-name="Table2.I14" office:value-type="string">
            <text:p text:style-name="P24">Power supply brownout detected below minimum required by node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22">FF</text:p>
          </table:table-cell>
          <table:table-cell table:style-name="Table2.H14" office:value-type="string">
            <text:p text:style-name="P22">F0</text:p>
          </table:table-cell>
          <table:table-cell table:style-name="Table2.I14" office:value-type="string">
            <text:p text:style-name="P23">P<text:span text:style-name="T20">ower supply brownout detected below minimum required by standard</text:span>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E</text:p>
          </table:table-cell>
          <table:table-cell table:style-name="Table2.H14" office:value-type="string">
            <text:p text:style-name="P13">00</text:p>
          </table:table-cell>
          <table:table-cell table:style-name="Table2.I14" office:value-type="string">
            <text:p text:style-name="Table_20_Contents">Ident button combination pressed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D</text:p>
          </table:table-cell>
          <table:table-cell table:style-name="Table2.H14" office:value-type="string">
            <text:p text:style-name="P13">01</text:p>
          </table:table-cell>
          <table:table-cell table:style-name="Table2.I14" office:value-type="string">
            <text:p text:style-name="Table_20_Contents">Link error code 1 – the specific meaning is link wire protocol specific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D</text:p>
          </table:table-cell>
          <table:table-cell table:style-name="Table2.H14" office:value-type="string">
            <text:p text:style-name="P13">02</text:p>
          </table:table-cell>
          <table:table-cell table:style-name="Table2.I14" office:value-type="string">
            <text:p text:style-name="Table_20_Contents">Link error code 2</text:p>
          </table:table-cell>
        </table:table-row>
        <table:table-row table:style-name="Table2.1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4" office:value-type="string">
            <text:p text:style-name="P13">FD</text:p>
          </table:table-cell>
          <table:table-cell table:style-name="Table2.H14" office:value-type="string">
            <text:p text:style-name="P13">03</text:p>
          </table:table-cell>
          <table:table-cell table:style-name="Table2.I14" office:value-type="string">
            <text:p text:style-name="Table_20_Contents">Link error code 3</text:p>
          </table:table-cell>
        </table:table-row>
        <table:table-row table:style-name="Table2.1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5" office:value-type="string">
            <text:p text:style-name="P13">FD</text:p>
          </table:table-cell>
          <table:table-cell table:style-name="Table2.H15" office:value-type="string">
            <text:p text:style-name="P13">04</text:p>
          </table:table-cell>
          <table:table-cell table:style-name="Table2.I15" office:value-type="string">
            <text:p text:style-name="Table_20_Contents">Link error code 4</text:p>
          </table:table-cell>
        </table:table-row>
      </table:table>
      <text:h text:style-name="P50" text:outline-level="2"/>
      <text:h text:style-name="P51" text:outline-level="2"><text:bookmark-start text:name="__RefHeading___Toc14974_1060902120"/>Well-Known<text:bookmark-end text:name="__RefHeading___Toc14974_1060902120"/></text:h>
      <text:p text:style-name="Standard">The following <text:span text:style-name="T12">E</text:span>vent <text:span text:style-name="T12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2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2">Suffix</text:p>
            </table:table-cell>
            <table:covered-table-cell/>
            <table:table-cell table:style-name="Table4.I1" table:number-rows-spanned="2" office:value-type="string">
              <text:p text:style-name="P12">Description</text:p>
            </table:table-cell>
          </table:table-row>
          <table:table-row table:style-name="Table4.1">
            <table:table-cell table:style-name="Table4.A2" office:value-type="string">
              <text:p text:style-name="P12">Byte 1</text:p>
            </table:table-cell>
            <table:table-cell table:style-name="Table4.A2" office:value-type="string">
              <text:p text:style-name="P12">Byte 2</text:p>
            </table:table-cell>
            <table:table-cell table:style-name="Table4.A2" office:value-type="string">
              <text:p text:style-name="P12">Byte 3</text:p>
            </table:table-cell>
            <table:table-cell table:style-name="Table4.A2" office:value-type="string">
              <text:p text:style-name="P12">Byte 4</text:p>
            </table:table-cell>
            <table:table-cell table:style-name="Table4.A2" office:value-type="string">
              <text:p text:style-name="P12">Byte 5</text:p>
            </table:table-cell>
            <table:table-cell table:style-name="Table4.A2" office:value-type="string">
              <text:p text:style-name="P12">Byte 6</text:p>
            </table:table-cell>
            <table:table-cell table:style-name="Table4.A2" office:value-type="string">
              <text:p text:style-name="P12">Byte 7</text:p>
            </table:table-cell>
            <table:table-cell table:style-name="Table4.A2" office:value-type="string">
              <text:p text:style-name="P12">Byte 8</text:p>
            </table:table-cell>
            <table:covered-table-cell/>
          </table:table-row>
          <table:table-row table:style-name="Table4.3">
            <table:table-cell table:style-name="Table4.A21" table:number-rows-spanned="19" office:value-type="string">
              <text:p text:style-name="P20">01</text:p>
              <text:p text:style-name="P31"/>
              <text:p text:style-name="P13"/>
            </table:table-cell>
            <table:table-cell table:style-name="Table4.B21" table:number-rows-spanned="19" office:value-type="string">
              <text:p text:style-name="P20">01</text:p>
              <text:p text:style-name="P31"/>
              <text:p text:style-name="P26"/>
            </table:table-cell>
            <table:table-cell table:style-name="Table4.C3" office:value-type="string">
              <text:p text:style-name="P13">*</text:p>
            </table:table-cell>
            <table:table-cell table:style-name="Table4.D3" office:value-type="string">
              <text:p text:style-name="P13">*</text:p>
            </table:table-cell>
            <table:table-cell table:style-name="Table4.E12" office:value-type="string">
              <text:p text:style-name="P13">*</text:p>
            </table:table-cell>
            <table:table-cell table:style-name="Table4.F12" office:value-type="string">
              <text:p text:style-name="P13">*</text:p>
            </table:table-cell>
            <table:table-cell table:style-name="Table4.D17" office:value-type="string">
              <text:p text:style-name="P13">*</text:p>
            </table:table-cell>
            <table:table-cell table:style-name="Table4.D17" office:value-type="string">
              <text:p text:style-name="P13">*</text:p>
            </table:table-cell>
            <table:table-cell table:style-name="Table4.I12" office:value-type="string">
              <text:p text:style-name="P19">Well-Known Event Identifiers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3" table:number-rows-spanned="10" office:value-type="string">
            <text:p text:style-name="P13">00</text:p>
          </table:table-cell>
          <table:table-cell table:style-name="Table4.D13" table:number-rows-spanned="10" office:value-type="string">
            <text:p text:style-name="P13">00</text:p>
          </table:table-cell>
          <table:table-cell table:style-name="Table4.E12" table:number-rows-spanned="9" office:value-type="string">
            <text:p text:style-name="P13">00</text:p>
          </table:table-cell>
          <table:table-cell table:style-name="Table4.F12" table:number-rows-spanned="9" office:value-type="string">
            <text:p text:style-name="P13">00</text:p>
          </table:table-cell>
          <table:table-cell table:style-name="Table4.D17" office:value-type="string">
            <text:p text:style-name="P13">02</text:p>
          </table:table-cell>
          <table:table-cell table:style-name="Table4.D17" office:value-type="string">
            <text:p text:style-name="P13">01</text:p>
          </table:table-cell>
          <table:table-cell table:style-name="Table4.I12" office:value-type="string">
            <text:p text:style-name="Table_20_Contents">Duplicate Node ID <text:span text:style-name="T6">D</text:span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3">03</text:p>
          </table:table-cell>
          <table:table-cell table:style-name="Table4.D17" office:value-type="string">
            <text:p text:style-name="P13">*</text:p>
          </table:table-cell>
          <table:table-cell table:style-name="Table4.I12" office:value-type="string">
            <text:p text:style-name="Table_20_Contents">Reserved for <text:span text:style-name="T7">Traction</text:span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3">03</text:p>
          </table:table-cell>
          <table:table-cell table:style-name="Table4.D17" office:value-type="string">
            <text:p text:style-name="P13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3">03</text:p>
          </table:table-cell>
          <table:table-cell table:style-name="Table4.D17" office:value-type="string">
            <text:p text:style-name="P13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7" office:value-type="string">
            <text:p text:style-name="P13">03</text:p>
          </table:table-cell>
          <table:table-cell table:style-name="Table4.D17" office:value-type="string">
            <text:p text:style-name="P13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3">03</text:p>
          </table:table-cell>
          <table:table-cell table:style-name="Table4.H9" office:value-type="string">
            <text:p text:style-name="P13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7">06</text:p>
          </table:table-cell>
          <table:table-cell table:style-name="Table4.H12" office:value-type="string">
            <text:p text:style-name="P13">*</text:p>
          </table:table-cell>
          <table:table-cell table:style-name="Table4.I12" office:value-type="string">
            <text:p text:style-name="P18">Reserved for Firmware Upgrade Protocol</text:p>
          </table:table-cell>
        </table:table-row>
        <table:table-row table:style-name="Table4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1</text:p>
          </table:table-cell>
          <table:table-cell table:style-name="Table4.I12" office:value-type="string">
            <text:p text:style-name="P16">Firmware Corrupted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15">06</text:p>
          </table:table-cell>
          <table:table-cell table:style-name="Table4.H12" office:value-type="string">
            <text:p text:style-name="P15">02</text:p>
          </table:table-cell>
          <table:table-cell table:style-name="Table4.I12" office:value-type="string">
            <text:p text:style-name="P16">Firmware Upgrade Request by Hardware Switch</text:p>
          </table:table-cell>
        </table:table-row>
        <table:table-row table:style-name="Table4.13">
          <table:covered-table-cell/>
          <table:covered-table-cell/>
          <table:covered-table-cell/>
          <table:covered-table-cell/>
          <table:table-cell table:style-name="Table4.F15" office:value-type="string">
            <text:p text:style-name="P34">01</text:p>
          </table:table-cell>
          <table:table-cell table:style-name="Table4.F15" office:value-type="string">
            <text:p text:style-name="P34">00</text:p>
          </table:table-cell>
          <table:table-cell table:style-name="Table4.G17" table:number-columns-spanned="2" office:value-type="string">
            <text:p text:style-name="P33">*</text:p>
          </table:table-cell>
          <table:covered-table-cell/>
          <table:table-cell table:style-name="Table4.I17" office:value-type="string">
            <text:p text:style-name="P35">Default Fast Clock</text:p>
          </table:table-cell>
        </table:table-row>
        <table:table-row table:style-name="Table4.14">
          <table:covered-table-cell/>
          <table:covered-table-cell/>
          <table:table-cell table:style-name="Table4.C16" table:number-rows-spanned="3" office:value-type="string">
            <text:p text:style-name="P36">00</text:p>
          </table:table-cell>
          <table:table-cell table:style-name="Table4.D16" table:number-rows-spanned="3" office:value-type="string">
            <text:p text:style-name="P36">00</text:p>
          </table:table-cell>
          <table:table-cell table:style-name="Table4.E16" table:number-rows-spanned="3" office:value-type="string">
            <text:p text:style-name="P34">01</text:p>
          </table:table-cell>
          <table:table-cell table:style-name="Table4.F15" office:value-type="string">
            <text:p text:style-name="P34">01</text:p>
          </table:table-cell>
          <table:table-cell table:style-name="Table4.G17" table:number-columns-spanned="2" office:value-type="string">
            <text:p text:style-name="P33">*</text:p>
          </table:table-cell>
          <table:covered-table-cell/>
          <table:table-cell table:style-name="Table4.I17" office:value-type="string">
            <text:p text:style-name="P35">Default Real-Time Clock</text:p>
          </table:table-cell>
        </table:table-row>
        <table:table-row table:style-name="Table4.15">
          <table:covered-table-cell/>
          <table:covered-table-cell/>
          <table:covered-table-cell/>
          <table:covered-table-cell/>
          <table:covered-table-cell/>
          <table:table-cell table:style-name="Table4.F15" office:value-type="string">
            <text:p text:style-name="P34">02</text:p>
          </table:table-cell>
          <table:table-cell table:style-name="Table4.G17" table:number-columns-spanned="2" office:value-type="string">
            <text:p text:style-name="P33">*</text:p>
          </table:table-cell>
          <table:covered-table-cell/>
          <table:table-cell table:style-name="Table4.I17" office:value-type="string">
            <text:p text:style-name="P35">Alternate Clock 1</text:p>
          </table:table-cell>
        </table:table-row>
        <table:table-row table:style-name="Table4.16">
          <table:covered-table-cell/>
          <table:covered-table-cell/>
          <table:covered-table-cell/>
          <table:covered-table-cell/>
          <table:covered-table-cell/>
          <table:table-cell table:style-name="Table4.F16" office:value-type="string">
            <text:p text:style-name="P34">03</text:p>
          </table:table-cell>
          <table:table-cell table:style-name="Table4.G16" table:number-columns-spanned="2" office:value-type="string">
            <text:p text:style-name="P33">*</text:p>
          </table:table-cell>
          <table:covered-table-cell/>
          <table:table-cell table:style-name="Table4.I16" office:value-type="string">
            <text:p text:style-name="P35">Alternate Clock 2</text:p>
          </table:table-cell>
        </table:table-row>
        <table:table-row table:style-name="Table4.17">
          <table:covered-table-cell/>
          <table:covered-table-cell/>
          <table:table-cell table:style-name="Table4.D17" office:value-type="string">
            <text:p text:style-name="P31">01</text:p>
          </table:table-cell>
          <table:table-cell table:style-name="Table4.D17" office:value-type="string">
            <text:p text:style-name="P31">00</text:p>
          </table:table-cell>
          <table:table-cell table:style-name="Table4.E17" table:number-columns-spanned="2" office:value-type="string">
            <text:p text:style-name="P32">CBUS<text:line-break/>Node ID</text:p>
          </table:table-cell>
          <table:covered-table-cell/>
          <table:table-cell table:style-name="Table4.G17" table:number-columns-spanned="2" office:value-type="string">
            <text:p text:style-name="P33">CBUS<text:line-break/>Event ID</text:p>
          </table:table-cell>
          <table:covered-table-cell/>
          <table:table-cell table:style-name="Table4.I17" office:value-type="string">
            <text:p text:style-name="Standard">Subset of the assigned Node ID space for CBUS mapped nodes. Node ID is 00.00 for short events. This range is an ON request.</text:p>
          </table:table-cell>
        </table:table-row>
        <table:table-row table:style-name="Table4.18">
          <table:covered-table-cell/>
          <table:covered-table-cell/>
          <table:table-cell table:style-name="Table4.D18" office:value-type="string">
            <text:p text:style-name="P31">01</text:p>
          </table:table-cell>
          <table:table-cell table:style-name="Table4.D18" office:value-type="string">
            <text:p text:style-name="P31">01</text:p>
          </table:table-cell>
          <table:table-cell table:style-name="Table4.E18" table:number-columns-spanned="2" office:value-type="string">
            <text:p text:style-name="P31">CBUS<text:line-break/>Node ID</text:p>
          </table:table-cell>
          <table:covered-table-cell/>
          <table:table-cell table:style-name="Table4.G18" table:number-columns-spanned="2" office:value-type="string">
            <text:p text:style-name="P14">CBUS<text:line-break/>Event ID</text:p>
          </table:table-cell>
          <table:covered-table-cell/>
          <table:table-cell table:style-name="Table4.I18" office:value-type="string">
            <text:p text:style-name="Standard">Subset of the assigned Node ID space for CBUS mapped nodes. Node ID is 00.00 for short events. This range is an <text:span text:style-name="T18">OFF</text:span> request.</text:p>
          </table:table-cell>
        </table:table-row>
        <table:table-row table:style-name="Table4.19">
          <table:covered-table-cell/>
          <table:covered-table-cell/>
          <table:table-cell table:style-name="Table4.C21" table:number-rows-spanned="3" office:value-type="string">
            <text:p text:style-name="P37">02</text:p>
          </table:table-cell>
          <table:table-cell table:style-name="Table4.D21" table:number-rows-spanned="3" office:value-type="string">
            <text:p text:style-name="P37">00</text:p>
          </table:table-cell>
          <table:table-cell table:style-name="Table4.E21" table:number-rows-spanned="3" office:value-type="string">
            <text:p text:style-name="P37">00</text:p>
          </table:table-cell>
          <table:table-cell table:style-name="Table4.F19" office:value-type="string">
            <text:p text:style-name="P37">FF</text:p>
          </table:table-cell>
          <table:table-cell table:style-name="Table4.G19" table:number-columns-spanned="2" office:value-type="string">
            <text:p text:style-name="P25">1<text:span text:style-name="T21">2</text:span>-bit DCC Basic Accessory Address</text:p>
          </table:table-cell>
          <table:covered-table-cell/>
          <table:table-cell table:style-name="Table4.I19" office:value-type="string">
            <text:p text:style-name="P38">Activate basic DCC accessory decoder address.</text:p>
            <text:p text:style-name="P39">Bytes 7 and 8 are the DCC accessory decoder address (0 – 4087)<text:note text:id="ftn1" text:note-class="footnote"><text:note-citation>1</text:note-citation><text:note-body><text:p text:style-name="P43">For information on the different methods of how these 2 x 4088 addresses map to the commonly used turnout addr<text:span text:style-name="T22">e</text:span>sses of 1..204<text:span text:style-name="T23">0</text:span>, please see the OpenLCB Event Identifiers Technical Note.</text:p></text:note-body></text:note>. <text:s/>408<text:span text:style-name="T24">8</text:span> – 4095 are utilized in the DCC standard as broadcast addresses. <text:s/>All other values for bytes 7 and 8 are reserved for future uses.</text:p>
          </table:table-cell>
        </table:table-row>
        <table:table-row table:style-name="Table4.20">
          <table:covered-table-cell/>
          <table:covered-table-cell/>
          <table:covered-table-cell/>
          <table:covered-table-cell/>
          <table:covered-table-cell/>
          <table:table-cell table:style-name="Table4.F20" office:value-type="string">
            <text:p text:style-name="P37">FE</text:p>
          </table:table-cell>
          <table:table-cell table:style-name="Table4.G20" table:number-columns-spanned="2" office:value-type="string">
            <text:p text:style-name="P25">1<text:span text:style-name="T21">2</text:span>-bit DCC Basic Accessory Address</text:p>
          </table:table-cell>
          <table:covered-table-cell/>
          <table:table-cell table:style-name="Table4.I20" office:value-type="string">
            <text:p text:style-name="P40">Deactivate basic DCC accessory decoder address.</text:p>
            <text:p text:style-name="P38">Bytes 7 and 8 are the DCC accessory decoder address (0 – 40<text:span text:style-name="T25">87</text:span>)<text:span text:style-name="T26"><text:note-ref text:note-class="footnote" text:reference-format="text" text:ref-name="ftn1">1</text:note-ref></text:span>. <text:s/>40<text:span text:style-name="T25">88</text:span> – 40<text:span text:style-name="T25">95</text:span> are utilized in the DCC standard as broadcast addresses. <text:s/>All other values for bytes 7 and 8 are reserved for future uses.</text:p>
          </table:table-cell>
        </table:table-row>
        <table:table-row table:style-name="Table4.21">
          <table:covered-table-cell/>
          <table:covered-table-cell/>
          <table:covered-table-cell/>
          <table:covered-table-cell/>
          <table:covered-table-cell/>
          <table:table-cell table:style-name="Table4.F21" office:value-type="string">
            <text:p text:style-name="P37">00 - 1F</text:p>
          </table:table-cell>
          <table:table-cell table:style-name="Table4.G21" table:number-columns-spanned="2" office:value-type="string">
            <text:p text:style-name="P25">11-bit DCC Extended Accessory Address</text:p>
          </table:table-cell>
          <table:covered-table-cell/>
          <table:table-cell table:style-name="Table4.I21" office:value-type="string">
            <text:p text:style-name="P38">Send aspect to extended DCC accessory decoder ad<text:span text:style-name="T27">d</text:span>ress.</text:p>
            <text:p text:style-name="P38">Byte 6 is the aspect, only values between 0 and 31 are allowed.</text:p>
            <text:p text:style-name="P38">Bytes 7 and 8 are the DCC accessory decoder address (0 – 2046). <text:s/>2047 is utilized in the DCC standard as the broadcast addresses. <text:s/>All other values for bytes 7 and 8 are reserved for future uses.</text:p>
          </table:table-cell>
        </table:table-row>
      </table:table>
      <text:p text:style-name="P5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4"><text:s/>1 <text:s/>Introduction (Informative)<text:tab/>1</text:p>
          <text:p text:style-name="P44"><text:s/>2 <text:s/>Intended use (Informative)<text:tab/>1</text:p>
          <text:p text:style-name="P44"><text:s/>3 <text:s/>References and Context (Normative)<text:tab/>1</text:p>
          <text:p text:style-name="P44"><text:s/>4 <text:s/>Format (Normative)<text:tab/>1</text:p>
          <text:p text:style-name="P44"><text:s/>5 <text:s/>Allocation (Normative)<text:tab/>2</text:p>
          <text:p text:style-name="P45"><text:s/>5.1 <text:s/>Node ID Based<text:tab/>2</text:p>
          <text:p text:style-name="P45"><text:s/>5.2 <text:s/>Well-Known Automatically-Routed<text:tab/>3</text:p>
          <text:p text:style-name="P45"><text:s/>5.3 <text:s/>Well-Known<text:tab/>5</text:p>
        </text:index-body>
      </text:table-of-content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2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52cm" draw:distance="0.052cm"/>
    <draw:stroke-dash draw:name="Dashed_20__28_var_29__20_3" draw:display-name="Dashed (var) 3" draw:style="rect" draw:dots1="1" draw:dots1-length="0.079cm" draw:distance="0.07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font-name-asian="Arial Unicode MS2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cm" style:contextual-spacing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style:page-number="auto" fo:keep-with-next="always"/>
      <style:text-properties style:font-name="Arial1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Arial Unicode MS1" fo:font-family="'Arial Unicode MS'" style:font-family-generic="swiss" style:font-pitch="variable" style:font-name-asian="Arial Unicode MS1" style:font-family-asian="'Arial Unicode MS'" style:font-family-generic-asian="swiss" style:font-pitch-asian="variable" style:font-name-complex="Arial Unicode MS1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/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loext:opacity="0%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loext:opacity="100%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499cm" style:num-format="1" text:number-position="left" text:increment="5"/>
    <number:date-style style:name="N109">
      <number:month/>
      <number:text>/</number:text>
      <number:day/>
      <number:text>/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028cm" fo:margin-left="0.457cm" fo:margin-right="0.025cm" table:align="margins" style:writing-mode="lr-tb"/>
    </style:style>
    <style:style style:name="Table1.A" style:family="table-column">
      <style:table-column-properties style:column-width="8.407cm" style:rel-column-width="34372*"/>
    </style:style>
    <style:style style:name="Table1.B" style:family="table-column">
      <style:table-column-properties style:column-width="0.148cm" style:rel-column-width="605*"/>
    </style:style>
    <style:style style:name="Table1.C" style:family="table-column">
      <style:table-column-properties style:column-width="4.145cm" style:rel-column-width="16948*"/>
    </style:style>
    <style:style style:name="Table1.D" style:family="table-column">
      <style:table-column-properties style:column-width="3.328cm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191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1.C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  <style:text-properties officeooo:paragraph-rsid="005e9c0d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Text_20_body">
      <style:paragraph-properties>
        <style:tab-stops>
          <style:tab-stop style:position="7.62cm" style:type="center"/>
          <style:tab-stop style:position="16.508cm" style:type="right"/>
        </style:tab-stops>
      </style:paragraph-properties>
      <style:text-properties officeooo:paragraph-rsid="005e9c0d"/>
    </style:style>
    <style:style style:name="MP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7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8" style:family="paragraph" style:parent-style-name="Footer">
      <style:paragraph-properties fo:text-align="start" style:justify-single-word="false" text:number-lines="false" text:line-number="0">
        <style:tab-stops>
          <style:tab-stop style:position="7.62cm" style:type="center"/>
          <style:tab-stop style:position="23.959cm" style:type="right"/>
        </style:tab-stops>
      </style:paragraph-properties>
    </style:style>
    <style:style style:name="MP9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P10" style:family="paragraph" style:parent-style-name="Header">
      <style:paragraph-properties style:snap-to-layout-grid="false"/>
    </style:style>
    <style:style style:name="MP11" style:family="paragraph" style:parent-style-name="Header">
      <style:paragraph-properties fo:text-align="center" style:justify-single-word="false" style:snap-to-layout-gri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32d21d" style:font-size-asian="14pt" style:font-weight-asian="bold" style:font-size-complex="14pt" style:font-weight-complex="bold"/>
    </style:style>
    <style:style style:name="MP1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officeooo:rsid="0050621a" style:font-size-asian="14pt" style:font-weight-asian="bold" style:font-size-complex="14pt" style:font-weight-complex="bold"/>
    </style:style>
    <style:style style:name="MT1" style:family="text">
      <style:text-properties fo:font-size="8pt" officeooo:rsid="0016888d" style:font-size-asian="8pt" style:font-size-complex="8pt"/>
    </style:style>
    <style:style style:name="MT2" style:family="text">
      <style:text-properties fo:font-size="8pt" officeooo:rsid="0032d21d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style:font-name="Times New Roman1" fo:font-size="1pt" style:font-name-asian="Times New Roman1" style:font-name-complex="Times New Roman1"/>
    </style:style>
    <style:style style:name="MT5" style:family="text">
      <style:text-properties fo:font-size="8pt" officeooo:rsid="002f173a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style:shrink-to-fi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7.94cm" fo:page-height="21.59cm" style:num-format="1" style:print-orientation="landscape" fo:margin-top="0.635cm" fo:margin-bottom="0.635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6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635cm" fo:margin-bottom="0.635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5cm" fo:margin-left="0cm" fo:margin-right="0cm" fo:margin-bottom="1.803cm" style:dynamic-spacing="true"/>
      </style:header-style>
      <style:footer-style>
        <style:header-footer-properties fo:min-height="1.905cm" fo:margin-left="0cm" fo:margin-right="0cm" fo:margin-top="1.806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p text:style-name="MP2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Page_20_Number"><text:span text:style-name="MT2"><text:tab/>Page </text:span></text:span><text:span text:style-name="Page_20_Number"><text:span text:style-name="MT2"><text:page-number text:select-page="current">7</text:page-number></text:span></text:span><text:span text:style-name="Page_20_Number"><text:span text:style-name="MT2"><text:s/>of </text:span></text:span><text:span text:style-name="Page_20_Number"><text:span text:style-name="MT2"><text:page-count style:num-format="1">8</text:page-count></text:span></text:span><text:span text:style-name="Page_20_Number"><text:span text:style-name="MT2"><text:s/>- </text:span></text:span><text:span text:style-name="Page_20_Number"><text:span text:style-name="MT2"><text:user-defined style:data-style-name="N0" text:name="OLCBdate">Apr 25, 2021</text:user-defined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10"><draw:frame draw:style-name="Mfr1" draw:name="graphics1" text:anchor-type="paragraph" svg:x="0.459cm" svg:y="0.531cm" svg:width="7.107cm" svg:height="2.517cm" draw:z-index="1"><draw:image xlink:href="Pictures/10000000000001310000006C617D372BF560F942.png" xlink:type="simple" xlink:show="embed" xlink:actuate="onLoad" draw:mime-type="image/png"/></draw:frame></text:p>
            </table:table-cell>
            <table:table-cell table:style-name="Table1.B1" office:value-type="string">
              <text:p text:style-name="MP10"/>
            </table:table-cell>
            <table:table-cell table:style-name="Table1.C1" table:number-columns-spanned="2" office:value-type="string">
              <text:p text:style-name="MP11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10"/>
            </table:table-cell>
            <table:table-cell table:style-name="Table1.C1" table:number-columns-spanned="2" office:value-type="string">
              <text:p text:style-name="MP11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10"/>
            </table:table-cell>
            <table:table-cell table:style-name="Table1.C3" office:value-type="string">
              <text:p text:style-name="MP12"><text:user-defined style:data-style-name="N0" text:name="OLCBdate">Apr 25, 2021</text:user-defined></text:p>
            </table:table-cell>
            <table:table-cell table:style-name="Table1.C1" office:value-type="string">
              <text:p text:style-name="MP13"><text:user-defined style:data-style-name="N0" text:name="OLCBstatus">Adopted</text:user-defined></text:p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Apr 25, 2021</text:user-defined></text:span></text:span></text:p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7" svg:width="16.627cm" svg:height="6.651cm" draw:transform="skewX (-6.73624118882306E-017) rotate (0.785398163397448) translate (3.73944444444444cm 11.7810138888889cm)"><text:p text:style-name="MP6"><text:span text:style-name="MT4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8"><text:span text:style-name="Page_20_Number"><text:span text:style-name="MT3">Copyright 20</text:span></text:span><text:span text:style-name="Page_20_Number"><text:span text:style-name="MT5">11-2015</text:span></text:span><text:span text:style-name="Page_20_Number"><text:span text:style-name="MT3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3">http://openlcb.org/Licensing.html</text:span></text:span></text:a><text:span text:style-name="Page_20_Number"><text:span text:style-name="MT3"> for license terms.</text:span></text:span><text:span text:style-name="MT3"><text:tab/>Page </text:span><text:span text:style-name="Page_20_Number"><text:span text:style-name="MT3"><text:page-number text:select-page="current">0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2">Feb 15, 2015</text:span></text:span><text:span text:style-name="Page_20_Number"><text:span text:style-name="MT3"><text:date style:data-style-name="N109" text:date-value="2021-04-30T22:02:06.618821150">4/30/2021</text:date></text:span></text:span></text:p>
      </style:footer>
    </style:master-page>
    <style:master-page style:name="StdPortrait" style:page-layout-name="Mpm2" style:next-style-name="Standard">
      <style:header>
        <text:p text:style-name="MP9">OpenLCB Event Identifiers Standard</text:p>
      </style:header>
      <style:footer>
        <text:p text:style-name="MP5"><text:span text:style-name="Page_20_Number"><text:span text:style-name="MT1">Copyright 2011-</text:span></text:span><text:span text:style-name="Page_20_Number"><text:span text:style-name="MT1"><text:user-defined style:data-style-name="N0" text:name="OLCByear">2021</text:user-defined></text:span></text:span><text:span text:style-name="Page_20_Number"><text:span text:style-name="MT1">. All rights reserved. This OpenLCB document is licensed under the Creative Commons Attribution-ShareAlike 4.0 International License (CC BY-SA 4.0). See https://openlcb.org/licensing for more information.</text:span></text:span><text:span text:style-name="MT3"><text:tab/>Page </text:span><text:span text:style-name="Page_20_Number"><text:span text:style-name="MT3"><text:page-number text:select-page="current">8</text:page-number></text:span></text:span><text:span text:style-name="Page_20_Number"><text:span text:style-name="MT3"><text:s/>of </text:span></text:span><text:span text:style-name="Page_20_Number"><text:span text:style-name="MT3"><text:page-count style:num-format="1">8</text:page-count></text:span></text:span><text:span text:style-name="Page_20_Number"><text:span text:style-name="MT3"><text:s/>- </text:span></text:span><text:span text:style-name="Page_20_Number"><text:span text:style-name="MT3"><text:user-defined style:data-style-name="N0" text:name="OLCBdate">Apr 25, 2021</text:user-defined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OpenLCB Event Identifiers Standard</dc:title>
    <meta:initial-creator>Alex Shepherd</meta:initial-creator>
    <meta:creation-date>2009-01-22T07:11:27</meta:creation-date>
    <meta:editing-cycles>160</meta:editing-cycles>
    <meta:editing-duration>P1DT13H36M49S</meta:editing-duration>
    <meta:generator>LibreOffice/7.0.5.2$MacOSX_X86_64 LibreOffice_project/64390860c6cd0aca4beafafcfd84613dd9dfb63a</meta:generator>
    <dc:date>2021-04-30T22:02:06.386233163</dc:date>
    <dc:creator>Alex Shepherd</dc:creator>
    <meta:document-statistic meta:table-count="4" meta:image-count="1" meta:object-count="0" meta:page-count="8" meta:paragraph-count="208" meta:word-count="964" meta:character-count="5710" meta:non-whitespace-character-count="4919"/>
    <meta:user-defined meta:name="OLCBdate">Apr 25, 2021</meta:user-defined>
    <meta:user-defined meta:name="OLCBstatus">Adopted</meta:user-defined>
    <meta:user-defined meta:name="OLCByear">2021</meta:user-defined>
  </office:meta>
</office:document-meta>
</file>